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Bob</text:span></text:p>
          </table:table-cell>
          <table:table-cell table:style-name="Table1.A1" office:value-type="string">
            <text:p text:style-name="Table_20_Contents"><text:span text:style-name="T2">Alice</text:span>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Table_20_Contents">Hi Bob !</text:p>
          </table:table-cell>
        </table:table-row>
        <table:table-row>
          <table:table-cell table:style-name="Table1.A1" office:value-type="string">
            <text:p text:style-name="Table_20_Contents">Hi Alice !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Table_20_Contents">This software sure looks awesome.</text:p>
          </table:table-cell>
        </table:table-row>
        <table:table-row>
          <table:table-cell table:style-name="Table1.A1" office:value-type="string">
            <text:p text:style-name="Table_20_Contents"><draw:frame draw:name="img1" svg:width="100pt" svg:height="133pt"><draw:image xlink:href="Pictures/0" xlink:type="simple" xlink:show="embed" xlink:actuate="onLoad"/></draw:frame>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It sure does.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Table_20_Contents">What a wonderful imaginary life we live ! No more Diffie Hellman, key exchanges or convuluted scenarios with Eve to sociopath, just cute pictures of small animals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Table_20_Contents"><draw:frame draw:name="img2" svg:width="100pt" svg:height="74pt"><draw:image xlink:href="Pictures/1" xlink:type="simple" xlink:show="embed" xlink:actuate="onLoad"/></draw:frame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